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8979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" table:number-rows-spanned="2" table:style-name="ce14">
            <text:p>重要學會會士、院士榮譽獎人次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/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3">
            <text:p>重要學會會士</text:p>
          </table:table-cell>
          <table:table-cell office:value-type="string" table:style-name="ce4">
            <text:p>院士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0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10">
            <text:p>1</text:p>
          </table:table-cell>
          <table:table-cell table:number-columns-repeated="16381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0">
            <text:p>1</text:p>
          </table:table-cell>
          <table:table-cell table:number-columns-repeated="16381"/>
        </table:table-row>
        <table:table-row table:style-name="ro2">
          <table:table-cell office:value-type="float" office:value="98" table:style-name="ce11">
            <text:p>98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8T01:47:29Z</meta:creation-date>
    <dc:date>2017-12-15T03:49:23Z</dc:date>
    <meta:print-date>2017-12-15T03:48:10Z</meta:print-date>
  </office:meta>
</office:document-meta>
</file>